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47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currency-style style:name="N10104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4P0"/>
    </number:currency-style>
    <style:style style:name="ce3" style:family="table-cell" style:parent-style-name="Default">
      <style:map style:condition="cell-content()&lt;2" style:apply-style-name="Good" style:base-cell-address="kolory.C2"/>
      <style:map style:condition="cell-content()&gt;2" style:apply-style-name="Bad" style:base-cell-address="kolory.C2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109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010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109"/>
    <style:style style:name="ce14" style:family="table-cell" style:parent-style-name="Default" style:data-style-name="N10104"/>
    <style:style style:name="ce8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kolory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table:style-name="Default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808" calcext:value-type="float">
            <text:p>3,5808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89" calcext:value-type="float">
            <text:p>2,6889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86" calcext:value-type="float">
            <text:p>0,458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827" calcext:value-type="float">
            <text:p>2,7827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481" calcext:value-type="float">
            <text:p>2,4481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456" calcext:value-type="float">
            <text:p>2,6456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26" calcext:value-type="float">
            <text:p>4,2026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356" calcext:value-type="float">
            <text:p>1,3356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24" calcext:value-type="float">
            <text:p>3,5924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21" calcext:value-type="float">
            <text:p>0,1321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532" calcext:value-type="float">
            <text:p>3,1532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5" calcext:value-type="float">
            <text:p>0,1645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167" calcext:value-type="float">
            <text:p>3,4167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95" calcext:value-type="float">
            <text:p>0,4295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09" calcext:value-type="float">
            <text:p>0,4209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7" calcext:value-type="float">
            <text:p>0,9077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488" calcext:value-type="float">
            <text:p>2,1488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9268" calcext:value-type="float">
            <text:p>0,9268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9" calcext:value-type="float">
            <text:p>0,0709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621" calcext:value-type="float">
            <text:p>0,2621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82" calcext:value-type="float">
            <text:p>1,088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759" calcext:value-type="float">
            <text:p>0,8759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431" calcext:value-type="float">
            <text:p>2,6431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5535" calcext:value-type="float">
            <text:p>5,5535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72" calcext:value-type="float">
            <text:p>0,3272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409" calcext:value-type="float">
            <text:p>0,5409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354" calcext:value-type="float">
            <text:p>5,0354</text:p>
          </table:table-cell>
        </table:table-row>
        <calcext:conditional-formats>
          <calcext:conditional-format calcext:target-range-address="kolory.C2:kolory.C36">
            <calcext:condition calcext:apply-style-name="Good" calcext:value="&lt;2" calcext:base-cell-address="kolory.C2"/>
            <calcext:condition calcext:apply-style-name="Bad" calcext:value="&gt;2" calcext:base-cell-address="kolory.C2"/>
          </calcext:conditional-format>
        </calcext:conditional-formats>
      </table:table>
      <table:table table:name="Sheet3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zwa Towaru</text:p>
          </table:table-cell>
          <table:table-cell table:style-name="ce2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6"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</text:p>
          </table:table-cell>
          <table:table-cell table:style-name="ce6" office:value-type="currency" office:currency="PLN" office:value="6.3" calcext:value-type="currency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table:style-name="ce12" office:value-type="currency" office:currency="PLN" office:value="77.99" calcext:value-type="currency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table:style-name="ce6"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table:style-name="ce6"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table:style-name="ce6"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table:style-name="ce6"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table:style-name="ce6"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table:style-name="ce6"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table:style-name="ce6"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table:style-name="ce6"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table:style-name="ce6"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table:style-name="ce6"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table:style-name="ce6"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table:style-name="ce6"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table:style-name="ce6"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table:style-name="ce7"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table:style-name="ce7"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table:style-name="ce7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table:style-name="ce7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table:style-name="ce7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table:style-name="ce7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table:style-name="ce7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table:style-name="ce7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table:style-name="ce7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table:style-name="ce7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table:style-name="ce7"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table:style-name="ce7"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table:style-name="ce7"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table:style-name="ce7"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table:style-name="ce7"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table:style-name="ce7"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table:style-name="ce7"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table:style-name="ce7"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table:style-name="ce7"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table:style-name="ce7"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table:style-name="ce7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table:style-name="ce7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table:style-name="ce7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table:style-name="ce7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table:style-name="ce7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table:style-name="ce7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table:style-name="ce7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table:style-name="ce7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table:style-name="ce7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table:style-name="ce7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table:style-name="ce7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table:style-name="ce7"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table:style-name="ce7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table:style-name="ce7"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table:style-name="ce7"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table:style-name="ce7"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table:style-name="ce7"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table:style-name="ce7"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table:style-name="ce7"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table:style-name="ce7"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table:style-name="ce7"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table:style-name="ce7"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table:style-name="ce7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table:style-name="ce7"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table:style-name="ce7"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table:style-name="ce7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table:style-name="ce7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table:style-name="ce7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table:style-name="ce7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table:style-name="ce7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table:style-name="ce7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table:style-name="ce7"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table:style-name="ce7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table:style-name="ce7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table:style-name="ce7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table:style-name="ce7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table:style-name="ce7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table:style-name="ce7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table:style-name="ce7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table:style-name="ce7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table:style-name="ce7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table:style-name="ce7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table:style-name="ce7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table:style-name="ce7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table:style-name="ce7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table:style-name="ce7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table:style-name="ce7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table:style-name="ce7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table:style-name="ce7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table:style-name="ce7"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table:style-name="ce7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table:style-name="ce7"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table:style-name="ce7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table:style-name="ce7"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table:style-name="ce7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table:style-name="ce7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table:style-name="ce7"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table:style-name="ce7"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table:style-name="ce7"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table:style-name="ce7"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table:style-name="ce7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</text:p>
          </table:table-cell>
          <table:table-cell table:style-name="ce7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</text:p>
          </table:table-cell>
          <table:table-cell table:style-name="ce7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</text:p>
          </table:table-cell>
          <table:table-cell table:style-name="ce7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</text:p>
          </table:table-cell>
          <table:table-cell table:style-name="ce7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</text:p>
          </table:table-cell>
          <table:table-cell table:style-name="ce7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</text:p>
          </table:table-cell>
          <table:table-cell table:style-name="ce7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</text:p>
          </table:table-cell>
          <table:table-cell table:style-name="ce7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</text:p>
          </table:table-cell>
          <table:table-cell table:style-name="ce7"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</text:p>
          </table:table-cell>
          <table:table-cell table:style-name="ce7"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table:style-name="ce14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7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8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218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198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8"/>
        </table:table-row>
        <table:table-row table:style-name="ro1" table:number-rows-repeated="294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244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188">
          <table:table-cell table:number-columns-repeated="3"/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8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20:46:41.3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17:22.693000000</meta:creation-date>
    <meta:editing-duration>PT23M21S</meta:editing-duration>
    <meta:editing-cycles>5</meta:editing-cycles>
    <meta:generator>LibreOffice/5.4.2.2$Windows_x86 LibreOffice_project/22b09f6418e8c2d508a9eaf86b2399209b0990f4</meta:generator>
    <dc:date>2017-12-10T21:06:39.407000000</dc:date>
    <meta:document-statistic meta:table-count="3" meta:cell-count="551" meta:object-count="0"/>
  </office:meta>
</office:document-meta>
</file>